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363cm" table:align="margins"/>
    </style:style>
    <style:style style:name="Table1.A" style:family="table-column">
      <style:table-column-properties style:column-width="3.067cm" style:rel-column-width="13999*"/>
    </style:style>
    <style:style style:name="Table1.B" style:family="table-column">
      <style:table-column-properties style:column-width="1.956cm" style:rel-column-width="8929*"/>
    </style:style>
    <style:style style:name="Table1.C" style:family="table-column">
      <style:table-column-properties style:column-width="3.022cm" style:rel-column-width="13788*"/>
    </style:style>
    <style:style style:name="Table1.D" style:family="table-column">
      <style:table-column-properties style:column-width="2.397cm" style:rel-column-width="10934*"/>
    </style:style>
    <style:style style:name="Table1.E" style:family="table-column">
      <style:table-column-properties style:column-width="1.933cm" style:rel-column-width="8824*"/>
    </style:style>
    <style:style style:name="Table1.F" style:family="table-column">
      <style:table-column-properties style:column-width="1.986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343d4" officeooo:paragraph-rsid="001343d4" style:font-size-asian="8pt" style:font-size-complex="8pt"/>
    </style:style>
    <style:style style:name="P2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3" style:family="paragraph" style:parent-style-name="Table_20_Contents">
      <style:text-properties fo:font-size="8pt" officeooo:rsid="000d5cb3" officeooo:paragraph-rsid="00385f41" style:font-size-asian="8pt" style:font-size-complex="8pt"/>
    </style:style>
    <style:style style:name="P4" style:family="paragraph" style:parent-style-name="Table_20_Contents">
      <style:text-properties fo:font-size="8pt" officeooo:rsid="000d9216" officeooo:paragraph-rsid="00385f41" style:font-size-asian="8pt" style:font-size-complex="8pt"/>
    </style:style>
    <style:style style:name="P5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6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7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8" style:family="paragraph" style:parent-style-name="Table_20_Contents">
      <style:text-properties fo:font-size="8pt" officeooo:rsid="00100c54" officeooo:paragraph-rsid="0010d74a" style:font-size-asian="8pt" style:font-size-complex="8pt"/>
    </style:style>
    <style:style style:name="P9" style:family="paragraph" style:parent-style-name="Table_20_Contents">
      <style:text-properties fo:font-size="8pt" officeooo:rsid="0010d74a" officeooo:paragraph-rsid="0010d74a" style:font-size-asian="8pt" style:font-size-complex="8pt"/>
    </style:style>
    <style:style style:name="P10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11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rsid="00128de0" officeooo:paragraph-rsid="002cc032" style:font-size-asian="8pt" style:font-size-complex="8pt"/>
    </style:style>
    <style:style style:name="P13" style:family="paragraph" style:parent-style-name="Table_20_Contents">
      <style:text-properties fo:font-size="8pt" officeooo:rsid="00128de0" officeooo:paragraph-rsid="0008c481" style:font-size-asian="8pt" style:font-size-complex="8pt"/>
    </style:style>
    <style:style style:name="P14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15" style:family="paragraph" style:parent-style-name="Table_20_Contents">
      <style:text-properties fo:font-size="8pt" officeooo:rsid="001343d4" officeooo:paragraph-rsid="00149e24" style:font-size-asian="8pt" style:font-size-complex="8pt"/>
    </style:style>
    <style:style style:name="P16" style:family="paragraph" style:parent-style-name="Table_20_Contents">
      <style:text-properties fo:font-size="8pt" officeooo:rsid="00149e24" officeooo:paragraph-rsid="001ab1f0" style:font-size-asian="8pt" style:font-size-complex="8pt"/>
    </style:style>
    <style:style style:name="P17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P18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19" style:family="paragraph" style:parent-style-name="Table_20_Contents">
      <style:text-properties fo:font-size="8pt" officeooo:rsid="00149e24" officeooo:paragraph-rsid="000d5cb3" style:font-size-asian="8pt" style:font-size-complex="8pt"/>
    </style:style>
    <style:style style:name="P20" style:family="paragraph" style:parent-style-name="Table_20_Contents">
      <style:text-properties fo:font-size="8pt" officeooo:rsid="0015c2f4" officeooo:paragraph-rsid="0015c2f4" style:font-size-asian="8pt" style:font-size-complex="8pt"/>
    </style:style>
    <style:style style:name="P21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22" style:family="paragraph" style:parent-style-name="Table_20_Contents">
      <style:text-properties fo:font-size="8pt" officeooo:rsid="0016f08c" officeooo:paragraph-rsid="00385f41" style:font-size-asian="8pt" style:font-size-complex="8pt"/>
    </style:style>
    <style:style style:name="P23" style:family="paragraph" style:parent-style-name="Table_20_Contents">
      <style:text-properties fo:font-size="8pt" officeooo:rsid="0018f2b6" officeooo:paragraph-rsid="0008c202" style:font-size-asian="8pt" style:font-size-complex="8pt"/>
    </style:style>
    <style:style style:name="P24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25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26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27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28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29" style:family="paragraph" style:parent-style-name="Table_20_Contents">
      <style:text-properties fo:font-size="8pt" officeooo:rsid="001e28c5" officeooo:paragraph-rsid="00201315" style:font-size-asian="8pt" style:font-size-complex="8pt"/>
    </style:style>
    <style:style style:name="P30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31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32" style:family="paragraph" style:parent-style-name="Table_20_Contents">
      <style:text-properties fo:font-size="8pt" officeooo:rsid="0025b6e7" officeooo:paragraph-rsid="0025b6e7" style:font-size-asian="8pt" style:font-size-complex="8pt"/>
    </style:style>
    <style:style style:name="P33" style:family="paragraph" style:parent-style-name="Table_20_Contents">
      <style:text-properties fo:font-size="8pt" officeooo:rsid="0025b6e7" officeooo:paragraph-rsid="00385f41" style:font-size-asian="8pt" style:font-size-complex="8pt"/>
    </style:style>
    <style:style style:name="P34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35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36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37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38" style:family="paragraph" style:parent-style-name="Table_20_Contents">
      <style:text-properties fo:font-size="8pt" officeooo:rsid="00311503" officeooo:paragraph-rsid="000bc04d" style:font-size-asian="8pt" style:font-size-complex="8pt"/>
    </style:style>
    <style:style style:name="P39" style:family="paragraph" style:parent-style-name="Table_20_Contents">
      <style:text-properties fo:font-size="8pt" officeooo:rsid="00324411" officeooo:paragraph-rsid="00324411" style:font-size-asian="8pt" style:font-size-complex="8pt"/>
    </style:style>
    <style:style style:name="P40" style:family="paragraph" style:parent-style-name="Table_20_Contents">
      <style:text-properties fo:font-size="8pt" officeooo:rsid="00352d20" officeooo:paragraph-rsid="00352d20" style:font-size-asian="8pt" style:font-size-complex="8pt"/>
    </style:style>
    <style:style style:name="P41" style:family="paragraph" style:parent-style-name="Table_20_Contents">
      <style:text-properties fo:font-size="8pt" officeooo:rsid="0036b1a2" officeooo:paragraph-rsid="0036b1a2" style:font-size-asian="8pt" style:font-size-complex="8pt"/>
    </style:style>
    <style:style style:name="P42" style:family="paragraph" style:parent-style-name="Table_20_Contents">
      <style:text-properties fo:font-size="8pt" officeooo:rsid="00381283" officeooo:paragraph-rsid="00381283" style:font-size-asian="8pt" style:font-size-complex="8pt"/>
    </style:style>
    <style:style style:name="P43" style:family="paragraph" style:parent-style-name="Table_20_Contents">
      <style:text-properties fo:font-size="8pt" officeooo:rsid="00385f41" officeooo:paragraph-rsid="00385f41" style:font-size-asian="8pt" style:font-size-complex="8pt"/>
    </style:style>
    <style:style style:name="P44" style:family="paragraph" style:parent-style-name="Table_20_Contents">
      <style:text-properties fo:font-size="8pt" officeooo:rsid="00391cd6" officeooo:paragraph-rsid="00391cd6" style:font-size-asian="8pt" style:font-size-complex="8pt"/>
    </style:style>
    <style:style style:name="P45" style:family="paragraph" style:parent-style-name="Table_20_Contents">
      <style:text-properties fo:font-size="8pt" officeooo:rsid="003df6ec" officeooo:paragraph-rsid="003df6ec" style:font-size-asian="8pt" style:font-size-complex="8pt"/>
    </style:style>
    <style:style style:name="P46" style:family="paragraph" style:parent-style-name="Table_20_Contents">
      <style:text-properties fo:font-size="8pt" officeooo:rsid="003fe43f" officeooo:paragraph-rsid="003fe43f" style:font-size-asian="8pt" style:font-size-complex="8pt"/>
    </style:style>
    <style:style style:name="P47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08c202" officeooo:paragraph-rsid="0008c202" style:font-size-asian="8pt" style:font-size-complex="8pt"/>
    </style:style>
    <style:style style:name="P48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49" style:family="paragraph" style:parent-style-name="Table_20_Contents">
      <style:text-properties fo:font-size="8pt" officeooo:rsid="00290a2e" officeooo:paragraph-rsid="0026a997" style:font-size-asian="8pt" style:font-size-complex="8pt"/>
    </style:style>
    <style:style style:name="P50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51" style:family="paragraph" style:parent-style-name="Table_20_Contents">
      <style:text-properties fo:font-size="8pt" officeooo:rsid="000bc04d" officeooo:paragraph-rsid="00100c54" style:font-size-asian="8pt" style:font-size-complex="8pt"/>
    </style:style>
    <style:style style:name="P52" style:family="paragraph" style:parent-style-name="Table_20_Contents">
      <style:text-properties fo:font-size="8pt" officeooo:rsid="000d9216" officeooo:paragraph-rsid="00385f41" style:font-size-asian="8pt" style:font-size-complex="8pt"/>
    </style:style>
    <style:style style:name="P53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54" style:family="paragraph" style:parent-style-name="Table_20_Contents">
      <style:text-properties fo:font-size="8pt" officeooo:rsid="00476f4c" officeooo:paragraph-rsid="00476f4c" style:font-size-asian="8pt" style:font-size-complex="8pt"/>
    </style:style>
    <style:style style:name="P55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56" style:family="paragraph" style:parent-style-name="Table_20_Contents">
      <style:text-properties fo:font-size="8pt" officeooo:rsid="00493875" officeooo:paragraph-rsid="00493875" style:font-size-asian="8pt" style:font-size-complex="8pt"/>
    </style:style>
    <style:style style:name="P57" style:family="paragraph" style:parent-style-name="Table_20_Contents">
      <style:text-properties fo:font-size="8pt" officeooo:rsid="0049e59b" officeooo:paragraph-rsid="0049e59b" style:font-size-asian="8pt" style:font-size-complex="8pt"/>
    </style:style>
    <style:style style:name="P58" style:family="paragraph" style:parent-style-name="Table_20_Contents">
      <style:text-properties fo:font-size="8pt" officeooo:rsid="00385f41" officeooo:paragraph-rsid="00385f41" style:font-size-asian="8pt" style:font-size-complex="8pt"/>
    </style:style>
    <style:style style:name="P59" style:family="paragraph" style:parent-style-name="Table_20_Contents">
      <style:text-properties fo:font-size="8pt" officeooo:rsid="00149e24" officeooo:paragraph-rsid="00385f41" style:font-size-asian="8pt" style:font-size-complex="8pt"/>
    </style:style>
    <style:style style:name="P60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61" style:family="paragraph" style:parent-style-name="Table_20_Contents">
      <style:text-properties fo:font-size="8pt" officeooo:rsid="001ab1f0" officeooo:paragraph-rsid="0050901b" style:font-size-asian="8pt" style:font-size-complex="8pt"/>
    </style:style>
    <style:style style:name="P62" style:family="paragraph" style:parent-style-name="Table_20_Contents">
      <style:text-properties fo:font-size="8pt" officeooo:rsid="001ab1f0" officeooo:paragraph-rsid="001c0d08" style:font-size-asian="8pt" style:font-size-complex="8pt"/>
    </style:style>
    <style:style style:name="P63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64" style:family="paragraph" style:parent-style-name="Table_20_Contents">
      <style:text-properties fo:font-size="8pt" officeooo:rsid="001c0d08" officeooo:paragraph-rsid="001ab1f0" style:font-size-asian="8pt" style:font-size-complex="8pt"/>
    </style:style>
    <style:style style:name="P65" style:family="paragraph" style:parent-style-name="Table_20_Contents">
      <style:text-properties fo:font-size="8pt" officeooo:rsid="001c0d08" officeooo:paragraph-rsid="0050901b" style:font-size-asian="8pt" style:font-size-complex="8pt"/>
    </style:style>
    <style:style style:name="T1" style:family="text">
      <style:text-properties officeooo:rsid="00149e24"/>
    </style:style>
    <style:style style:name="T2" style:family="text">
      <style:text-properties officeooo:rsid="0016f08c"/>
    </style:style>
    <style:style style:name="T3" style:family="text">
      <style:text-properties officeooo:rsid="0017c1ee"/>
    </style:style>
    <style:style style:name="T4" style:family="text">
      <style:text-properties officeooo:rsid="001ab1f0"/>
    </style:style>
    <style:style style:name="T5" style:family="text">
      <style:text-properties officeooo:rsid="001c0d08"/>
    </style:style>
    <style:style style:name="T6" style:family="text">
      <style:text-properties officeooo:rsid="001e28c5"/>
    </style:style>
    <style:style style:name="T7" style:family="text">
      <style:text-properties officeooo:rsid="00201315"/>
    </style:style>
    <style:style style:name="T8" style:family="text">
      <style:text-properties officeooo:rsid="0025b6e7"/>
    </style:style>
    <style:style style:name="T9" style:family="text">
      <style:text-properties officeooo:rsid="00290a2e"/>
    </style:style>
    <style:style style:name="T10" style:family="text">
      <style:text-properties officeooo:rsid="002ae1d9"/>
    </style:style>
    <style:style style:name="T11" style:family="text">
      <style:text-properties officeooo:rsid="002b0dcd"/>
    </style:style>
    <style:style style:name="T12" style:family="text">
      <style:text-properties officeooo:rsid="0033d2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2" office:value-type="string">
              <text:p text:style-name="P47">Intro</text:p>
            </table:table-cell>
            <table:covered-table-cell/>
            <table:table-cell table:style-name="Table1.A1" office:value-type="string">
              <text:p text:style-name="P48">Browser</text:p>
            </table:table-cell>
            <table:table-cell table:style-name="Table1.A1" office:value-type="string">
              <text:p text:style-name="P48">Node</text:p>
            </table:table-cell>
            <table:table-cell table:style-name="Table1.E1" table:number-columns-spanned="2" office:value-type="string">
              <text:p text:style-name="P48">Java</text:p>
            </table:table-cell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37"/>
            <text:p text:style-name="P12"/>
          </table:table-cell>
          <table:covered-table-cell/>
          <table:table-cell table:style-name="Table1.A2" office:value-type="string">
            <text:p text:style-name="P43"/>
            <text:p text:style-name="P43"/>
            <text:p text:style-name="P43"/>
            <text:p text:style-name="P2"/>
            <text:p text:style-name="P2"/>
            <text:p text:style-name="P19"/>
          </table:table-cell>
          <table:table-cell table:style-name="Table1.A2" table:number-rows-spanned="3" office:value-type="string">
            <text:p text:style-name="P26">Last week talked about JS on he browser. <text:s/>In fact for much of its life JS only in browser so one of methods form before </text:p>
            <text:p text:style-name="P9"/>
            <text:p text:style-name="P26">Then this happened:</text:p>
            <text:p text:style-name="P26">Bow down t uber-geek</text:p>
            <text:p text:style-name="P20">Then Ryan Da<text:span text:style-name="T3">h</text:span>l (video?) 2009</text:p>
            <text:p text:style-name="P20"><text:a xlink:type="simple" xlink:href="https://www.youtube.com/watch?v=ztspvPYybIY" text:style-name="Internet_20_link" text:visited-style-name="Visited_20_Internet_20_Link">https://www.youtube.com/watch?v=ztspvPYybIY</text:a></text:p>
            <text:p text:style-name="P20"/>
            <text:p text:style-name="P26">A C+ project – straddle divide between application and system engineering</text:p>
            <text:p text:style-name="P26"/>
            <text:p text:style-name="P28">V8 / libuv slide again</text:p>
            <text:p text:style-name="P9"/>
            <text:p text:style-name="P28"/>
            <text:p text:style-name="P9"/>
            <text:p text:style-name="P8"/>
          </table:table-cell>
          <table:table-cell table:style-name="Table1.A2" table:number-rows-spanned="3" office:value-type="string">
            <text:p text:style-name="P7">JS</text:p>
            <text:p text:style-name="P7">Prototype inheritance </text:p>
            <text:p text:style-name="P7">OLOO (Kyle Simpson)</text:p>
            <text:p text:style-name="P7">offers fantastic flexibility – pseudo classical /</text:p>
            <text:p text:style-name="P7"><text:s/></text:p>
            <text:p text:style-name="P7">Closure – dynamic scope (functional vs lexical)</text:p>
            <text:p text:style-name="P7">Think of a stack</text:p>
            <text:p text:style-name="P7"/>
          </table:table-cell>
          <table:table-cell table:style-name="Table1.F2" table:number-rows-spanned="3" office:value-type="string">
            <text:p text:style-name="P7">Java</text:p>
            <text:p text:style-name="P7">class inheritace</text:p>
            <text:p text:style-name="P7"/>
            <text:p text:style-name="P7"/>
            <text:p text:style-name="P7"/>
            <text:p text:style-name="P7"/>
            <text:p text:style-name="P7">static, global </text:p>
            <text:p text:style-name="P7">however public is global necessitating workarounds such as OSGi</text:p>
            <text:p text:style-name="P7"/>
            <text:p text:style-name="P54">Concurrency modeL;</text:p>
            <text:p text:style-name="P54"/>
            <text:p text:style-name="P54">Java – singel process, multiple threads, shared memory</text:p>
            <text:p text:style-name="P54"/>
            <text:p text:style-name="P54">JS – mutliple processes, message passing</text:p>
            <text:p text:style-name="P54"/>
            <text:p text:style-name="P54">static types more complex</text:p>
            <text:p text:style-name="P54"/>
            <text:p text:style-name="P57">varibale hoisting</text:p>
            <text:p text:style-name="P57"/>
            <text:p text:style-name="P57">coercion</text:p>
            <text:p text:style-name="P57">1. only use if(x)</text:p>
            <text:p text:style-name="P57">2. only use ===, not ==</text:p>
            <text:p text:style-name="P57"/>
            <text:p text:style-name="P57">https://wtfjs.com/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3"/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56"/>
          </table:table-cell>
          <table:covered-table-cell/>
          <table:table-cell table:style-name="Table1.A2" office:value-type="string">
            <text:p text:style-name="P59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5"/>
            <text:p text:style-name="P24"/>
            <text:p text:style-name="P24"/>
            <text:p text:style-name="P64"/>
            <text:p text:style-name="P25"/>
            <text:p text:style-name="P35">Jquery (hero?) - pre: grown up</text:p>
          </table:table-cell>
          <table:table-cell table:style-name="Table1.A2" office:value-type="string">
            <text:p text:style-name="P28">node01 &gt; node04</text:p>
            <text:p text:style-name="P28">js &gt; node &gt; os</text:p>
            <text:p text:style-name="P28"/>
            <text:p text:style-name="P28">Introduce callback mechanism</text:p>
            <text:p text:style-name="P28">when fn finishes then callback</text:p>
            <text:p text:style-name="P27"/>
            <text:p text:style-name="P27">‘event driven architecture’</text:p>
            <text:p text:style-name="P28">not unique but excellent for use case of IO bound procss which any network server such as a web server is</text:p>
            <text:p text:style-name="P28"/>
            <text:p text:style-name="P31">NB: constraints – single threaded -reasonable but not always appropriate</text:p>
            <text:p text:style-name="P28"/>
            <text:p text:style-name="P28">note: not unique</text:p>
            <text:p text:style-name="P27"><text:span text:style-name="T6">java equivalent vert.x</text:span> </text:p>
          </table:table-cell>
          <table:table-cell table:style-name="Table1.F2" table:number-columns-spanned="2" office:value-type="string">
            <text:p text:style-name="P7">Pseudo Classical False Friends</text:p>
            <text:p text:style-name="P7">extends Class typeof </text:p>
            <text:p text:style-name="P7"/>
            <text:p text:style-name="P45">concurrency – memory sharing vs messages (mindmap)</text:p>
          </table:table-cell>
          <table:covered-table-cell/>
        </table:table-row>
        <table:table-row>
          <table:table-cell table:style-name="Table1.A2" table:number-rows-spanned="2" table:number-columns-spanned="2" office:value-type="string">
            <text:p text:style-name="P38"/>
            <text:p text:style-name="P11"/>
            <text:p text:style-name="P14"/>
          </table:table-cell>
          <table:covered-table-cell/>
          <table:table-cell table:style-name="Table1.A2" table:number-rows-spanned="2" office:value-type="string">
            <text:p text:style-name="P34">Major challenges:</text:p>
            <text:p text:style-name="P35">(- browsr diversity)</text:p>
            <text:p text:style-name="P34">- performance</text:p>
            <text:p text:style-name="P34">- security</text:p>
            <text:p text:style-name="P34">- device diversity</text:p>
            <text:p text:style-name="P15"/>
            <text:p text:style-name="P15">Performance: <text:span text:style-name="T8">major challenge</text:span></text:p>
            <text:p text:style-name="P32">Moving not mobile means reversing peformance gains of a decade</text:p>
            <text:p text:style-name="P15">– here cannot parrallize (well CSS)</text:p>
            <text:p text:style-name="P15">- <text:span text:style-name="T8">event loop as UI</text:span></text:p>
            <text:p text:style-name="P14">- <text:span text:style-name="T1">perceived – here is where ‘web plafom’ comes in – combine http(2)/css/javascipt</text:span></text:p>
            <text:p text:style-name="P14">- <text:span text:style-name="T1">video of performance increase</text:span></text:p>
          </table:table-cell>
          <table:table-cell table:style-name="Table1.A2" office:value-type="string">
            <text:p text:style-name="P31">video on callbacks and event loop</text:p>
            <text:p text:style-name="P31"/>
          </table:table-cell>
          <table:table-cell table:style-name="Table1.F2" table:number-rows-spanned="3" table:number-columns-spanned="2" office:value-type="string">
            <text:p text:style-name="P36">Simplicity:</text:p>
            <text:p text:style-name="P36">0.1 + 0.2 !== 0.3 actually a good thing</text:p>
            <text:p text:style-name="P36"/>
            <text:p text:style-name="P36">Two scope hierachies</text:p>
            <text:p text:style-name="P36">- inheritance</text:p>
            <text:p text:style-name="P36">- functional/closure (execution context linked to ‘XXX external context)</text:p>
            <text:p text:style-name="P36">- <text:span text:style-name="T11">callstack plus tables (article)</text:span></text:p>
            <text:p text:style-name="P36"/>
            <text:p text:style-name="P41">Packages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9">So back to node04</text:p>
            <text:p text:style-name="P31">then alternative forms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51"/>
            <text:p text:style-name="P5"/>
          </table:table-cell>
          <table:covered-table-cell/>
          <table:table-cell table:style-name="Table1.A2" office:value-type="string">
            <text:p text:style-name="P1">Security - OWASP</text:p>
          </table:table-cell>
          <table:table-cell table:style-name="Table1.A2" office:value-type="string">
            <text:p text:style-name="P31">Back to node04</text:p>
            <text:p text:style-name="P31">Tooling in same language as software</text:p>
            <text:p text:style-name="P30">Tools – eat own dogfood</text:p>
            <text:p text:style-name="P30"/>
            <text:p text:style-name="P31">node tools to write node servers that serve javascript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25">Responsive – CSS</text:p>
            <text:p text:style-name="P25"/>
            <text:p text:style-name="P25">flexbox / CSS alternative XXX</text:p>
            <text:p text:style-name="P25">flexbox game</text:p>
            <text:p text:style-name="P25"/>
            <text:p text:style-name="P35">Browswer diverity</text:p>
            <text:p text:style-name="P35">- <text:span text:style-name="T10">in the past - JQuery</text:span></text:p>
            <text:p text:style-name="P35">- largely conquered</text:p>
            <text:p text:style-name="P35">- browser builder and stage 4 approvals process XXX</text:p>
            <text:p text:style-name="P35">- still CSS funnies </text:p>
            <text:p text:style-name="P35">- <text:span text:style-name="T10">babel / polyfills – more in build process</text:span></text:p>
          </table:table-cell>
          <table:table-cell table:style-name="Table1.A2" office:value-type="string">
            <text:p text:style-name="P31">npm (/yarn)</text:p>
            <text:p text:style-name="P31">flaws</text:p>
            <text:p text:style-name="P31">- yes! <text:s/>too simple</text:p>
            <text:p text:style-name="P31">- mashup (XXX worst dependencies..?)</text:p>
            <text:p text:style-name="P31">- dumb governance</text:p>
            <text:p text:style-name="P31">- legendary pakage removal</text:p>
            <text:p text:style-name="P31">- ‘OS’ vs ‘enterprise’ mindset</text:p>
            <text:p text:style-name="P28"/>
          </table:table-cell>
          <table:table-cell table:style-name="Table1.F2" table:number-columns-spanned="2" office:value-type="string">
            <text:p text:style-name="P10">Build process – similar</text:p>
            <text:p text:style-name="P21">Now JS target of source-to-source compilers just as java bytecode</text:p>
            <text:p text:style-name="P42">JS known to be too complex</text:p>
            <text:p text:style-name="P10"/>
            <text:p text:style-name="P18">Enterprise – Java’s unfotnate turn to containers and declarative approaches</text:p>
            <text:p text:style-name="P18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4">.</text:p>
            <text:p text:style-name="P34"/>
            <text:p text:style-name="P49"/>
          </table:table-cell>
          <table:covered-table-cell/>
          <table:table-cell table:style-name="Table1.A2" office:value-type="string">
            <text:p text:style-name="P61"><text:span text:style-name="T5">so </text:span>how is js used</text:p>
            <text:p text:style-name="P61">* <text:span text:style-name="T5">eg’s. inline / embedded / script link</text:span></text:p>
            <text:p text:style-name="P65">* jsbin </text:p>
            <text:p text:style-name="P24"/>
            <text:p text:style-name="P24">elephant in the room – <text:span text:style-name="T9">actually 2</text:span></text:p>
            <text:p text:style-name="P24">least informed</text:p>
            <text:p text:style-name="P6">what about native phone apps?</text:p>
            <text:p text:style-name="P24">caveat </text:p>
            <text:p text:style-name="P24">back to client server</text:p>
            <text:p text:style-name="P24">- versioning</text:p>
            <text:p text:style-name="P24">- <text:span text:style-name="T7">permissions XXX (bad example)</text:span></text:p>
            <text:p text:style-name="P6"/>
            <text:p text:style-name="P6"/>
            <text:p text:style-name="P37">Slide with 6 devices? XXX</text:p>
            <text:p text:style-name="P39">* nest: javascript, ObjectiveC, java, python</text:p>
            <text:p text:style-name="P39">* alexa: node, c#, python, java</text:p>
            <text:p text:style-name="P39">* <text:span text:style-name="T12">panasonic: javascript (nb samsung .net!)</text:span></text:p>
            <text:p text:style-name="P39">* <text:span text:style-name="T12">fitbit - javascript</text:span></text:p>
            <text:p text:style-name="P37"/>
            <text:p text:style-name="P16">Steve Jobs</text:p>
            <text:p text:style-name="P16">- web platform could not compete with native</text:p>
            <text:p text:style-name="P16">- <text:span text:style-name="T4">offline</text:span></text:p>
            <text:p text:style-name="P16">- apple tax</text:p>
            <text:p text:style-name="P16"/>
            <text:p text:style-name="P24">common dev environments</text:p>
            <text:p text:style-name="P24">- re: that survey</text:p>
            <text:p text:style-name="P24">- react native</text:p>
            <text:p text:style-name="P24"/>
            <text:p text:style-name="P40">app fatigue</text:p>
            <text:p text:style-name="P40"/>
            <text:p text:style-name="P40">Apache Cordova / PhoneGap</text:p>
            <text:p text:style-name="P40">Xamarin – C#</text:p>
            <text:p text:style-name="P40">React Native</text:p>
            <text:p text:style-name="P24"/>
            <text:p text:style-name="P24">so in short term no change</text:p>
            <text:p text:style-name="P24">but longer term …</text:p>
            <text:p text:style-name="P24"/>
            <text:p text:style-name="P17">Html 5 / http 2</text:p>
            <text:p text:style-name="P17">What can browser do?</text:p>
            <text:p text:style-name="P17"/>
            <text:p text:style-name="P36">Use Mozilla!</text:p>
            <text:p text:style-name="P36"/>
            <text:p text:style-name="P46">IOT</text:p>
          </table:table-cell>
          <table:table-cell table:style-name="Table1.A2" office:value-type="string">
            <text:p text:style-name="P31">In Enterprise:</text:p>
            <text:p text:style-name="P31">- tooling snyk, blackduck etc</text:p>
            <text:p text:style-name="P31">- more in last workshop</text:p>
            <text:p text:style-name="P31">- frequent updates</text:p>
            <text:p text:style-name="P31">- provenance of code (Keith’s article)</text:p>
          </table:table-cell>
          <table:table-cell table:style-name="Table1.F2" table:number-columns-spanned="2" office:value-type="string">
            <text:p text:style-name="P35">Debugging</text:p>
            <text:p text:style-name="P35"/>
            <text:p text:style-name="P35">Linting</text:p>
            <text:p text:style-name="P35"/>
            <text:p text:style-name="P36">Transpiling</text:p>
            <text:p text:style-name="P36">- babel</text:p>
            <text:p text:style-name="P36">- polyfills (weakness inot strengh)</text:p>
            <text:p text:style-name="P36">(-ponyfills ..?)</text:p>
            <text:p text:style-name="P36">- post-css</text:p>
            <text:p text:style-name="P36"/>
            <text:p text:style-name="P36"/>
            <text:p text:style-name="P54">JS – mixed heritage </text:p>
            <text:p text:style-name="P54">- OO: self/smalltalk</text:p>
            <text:p text:style-name="P54">- functional: scheme / lisp : functions lexical closure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2-22T14:22:37.422979415</dc:date>
    <meta:editing-duration>P2DT11H8M30S</meta:editing-duration>
    <meta:editing-cycles>24</meta:editing-cycles>
    <meta:generator>LibreOffice/5.4.4.2$MacOSX_X86_64 LibreOffice_project/2524958677847fb3bb44820e40380acbe820f960</meta:generator>
    <meta:document-statistic meta:table-count="1" meta:image-count="0" meta:object-count="0" meta:page-count="1" meta:paragraph-count="139" meta:word-count="596" meta:character-count="3630" meta:non-whitespace-character-count="3140"/>
  </office:meta>
</office:document-meta>
</file>